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Imágenes PEC1 Herramientas HTML CSS 1</text:p>
      <text:p text:style-name="Normal"/>
      <text:p text:style-name="P2">Imagen de habas</text:p>
      <text:p text:style-name="Normal">Imagen de &lt;a href="https://pixabay.com/es/users/chrisreadingfoto-2723427/?utm_source=link-attribution&amp;amp;utm_medium=referral&amp;amp;utm_campaign=image&amp;amp;utm_content=5479434"&gt;Chris Reading&lt;/a&gt; en &lt;a href="https://pixabay.com/es/?utm_source=link-attribution&amp;amp;utm_medium=referral&amp;amp;utm_campaign=image&amp;amp;utm_content=5479434"&gt;Pixabay&lt;/a&gt;</text:p>
      <text:p text:style-name="Normal"/>
      <text:p text:style-name="P3">Imagen de garbanzos cocido</text:p>
      <text:p text:style-name="Normal">Imagen de &lt;a href="https://pixabay.com/es/users/naturefriend-194918/?utm_source=link-attribution&amp;amp;utm_medium=referral&amp;amp;utm_campaign=image&amp;amp;utm_content=682617"&gt;NatureFriend&lt;/a&gt; en &lt;a href="https://pixabay.com/es/?utm_source=link-attribution&amp;amp;utm_medium=referral&amp;amp;utm_campaign=image&amp;amp;utm_content=682617"&gt;Pixabay&lt;/a&gt;</text:p>
      <text:p text:style-name="Normal"/>
      <text:p text:style-name="P4">Imagen potaje de garbanzos</text:p>
      <text:p text:style-name="Normal">Imagen de &lt;a href="https://pixabay.com/es/users/arielnunezg-10483215/?utm_source=link-attribution&amp;amp;utm_medium=referral&amp;amp;utm_campaign=image&amp;amp;utm_content=3861864"&gt;Ariel Núñez Guzmán&lt;/a&gt; en &lt;a href="https://pixabay.com/es/?utm_source=link-attribution&amp;amp;utm_medium=referral&amp;amp;utm_campaign=image&amp;amp;utm_content=3861864"&gt;Pixabay&lt;/a&gt;</text:p>
      <text:p text:style-name="P5"/>
      <text:p text:style-name="P6"/>
      <text:p text:style-name="Normal"/>
      <text:p text:style-name="P7">Video Potaje de garbanzos</text:p>
      <text:p text:style-name="P8">&lt;iframe width="560" height="315" src="https://www.youtube.com/embed/5UyOr2a8Yt4" title="YouTube video player" frameborder="0" allow="accelerometer; autoplay; clipboard-write; encrypted-media; gyroscope; picture-in-picture" allowfullscreen&gt;&lt;/iframe&gt;</text:p>
      <text:p text:style-name="Normal"/>
      <text:p text:style-name="Normal"/>
      <text:p text:style-name="P9">Video cocido de garbanzos</text:p>
      <text:p text:style-name="P10">&lt;iframe width="560" height="315" src="https://www.youtube.com/embed/4b2XYgiUwfs" title="YouTube video player" frameborder="0" allow="accelerometer; autoplay; clipboard-write; encrypted-media; gyroscope; picture-in-picture" allowfullscreen&gt;&lt;/iframe&gt;</text:p>
      <text:p text:style-name="P11"/>
      <text:p text:style-name="P12"/>
      <text:p text:style-name="P13"/>
      <text:p text:style-name="P14">Video Habas a la catalana</text:p>
      <text:p text:style-name="P15">&lt;iframe width="560" height="315" src="https://www.youtube.com/embed/0OuCSkMfqYk" title="YouTube video player" frameborder="0" allow="accelerometer; autoplay; clipboard-write; encrypted-media; gyroscope; picture-in-picture" allowfullscreen&gt;&lt;/iframe&gt;</text:p>
      <text:p text:style-name="P16"/>
      <text:p text:style-name="P17"/>
      <text:p text:style-name="P18"/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car del Aguila Giménez</meta:initial-creator>
    <dc:creator>Oscar del Aguila Giménez</dc:creator>
    <meta:creation-date>2021-04-02T15:09:00Z</meta:creation-date>
    <dc:date>2021-04-02T15:09:00Z</dc:date>
    <meta:template xlink:href="Normal.dotm" xlink:type="simple"/>
    <meta:editing-cycles>2</meta:editing-cycles>
    <meta:editing-duration>PT4740S</meta:editing-duration>
    <meta:document-statistic meta:page-count="2" meta:paragraph-count="3" meta:word-count="301" meta:character-count="1959" meta:row-count="13" meta:non-whitespace-character-count="1661"/>
  </office:meta>
</office:document-meta>
</file>